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8632" calcext:value-type="float">
            <text:p>97.2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5712" calcext:value-type="float">
            <text:p>96.7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1832" calcext:value-type="float">
            <text:p>96.1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8992" calcext:value-type="float">
            <text:p>96.3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7824" calcext:value-type="float">
            <text:p>96.1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3112" calcext:value-type="float">
            <text:p>95.0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4424" calcext:value-type="float">
            <text:p>91.7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1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0896" calcext:value-type="float">
            <text:p>91.7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7232" calcext:value-type="float">
            <text:p>93.6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2328" calcext:value-type="float">
            <text:p>93.3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676" calcext:value-type="float">
            <text:p>92.1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1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7432" calcext:value-type="float">
            <text:p>87.6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0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0008" calcext:value-type="float">
            <text:p>86.1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5664" calcext:value-type="float">
            <text:p>86.4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0296" calcext:value-type="float">
            <text:p>83.1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044" calcext:value-type="float">
            <text:p>83.5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199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9048" calcext:value-type="float">
            <text:p>78.4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5584" calcext:value-type="float">
            <text:p>78.2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4816" calcext:value-type="float">
            <text:p>73.5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5264" calcext:value-type="float">
            <text:p>71.8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199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1736" calcext:value-type="float">
            <text:p>71.8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5872" calcext:value-type="float">
            <text:p>71.3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198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668" calcext:value-type="float">
            <text:p>68.6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8704" calcext:value-type="float">
            <text:p>68.8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198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5616" calcext:value-type="float">
            <text:p>68.5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3744" calcext:value-type="float">
            <text:p>67.2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7032" calcext:value-type="float">
            <text:p>65.4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7032" calcext:value-type="float">
            <text:p>65.4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701</text:p>
          </table:table-cell>
          <table:table-cell office:value-type="string" calcext:value-type="string">
            <text:p>TWDB:2305701</text:p>
          </table:table-cell>
          <table:table-cell office:value-type="string" calcext:value-type="string">
            <text:p>197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